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vents</text:p>
      <text:p text:style-name="Standard"/>
      <text:p text:style-name="Standard">Vad är events – beskrivsa händelser i mönster (patterns) används främst i GUI</text:p>
      <text:p text:style-name="Standard"/>
      <text:p text:style-name="Standard"/>
      <text:p text:style-name="Standard">Prenumerera eventet med += eller av premenurera med -=</text:p>
      <text:p text:style-name="Standard"/>
      <text:p text:style-name="Standard">Namngivna metoder anävnds i event. Metoden måste matcha eventets delegat ! (event handler)</text:p>
      <text:p text:style-name="Standard"/>
      <text:p text:style-name="Standard"/>
      <text:p text:style-name="Standard">Koppling mellan delegater och event</text:p>
      <text:p text:style-name="Standard">Delegaten talar om hur eventets lyssnar metoder måste se 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klas Johansson</meta:initial-creator>
    <meta:creation-date>2017-07-07T10:02:49.28</meta:creation-date>
    <meta:generator>OpenOffice/4.1.3$Win32 OpenOffice.org_project/413m1$Build-9783</meta:generator>
    <dc:date>2017-07-07T12:39:55.24</dc:date>
    <dc:creator>Niklas Johansson</dc:creator>
    <meta:editing-duration>PT2H37M5S</meta:editing-duration>
    <meta:editing-cycles>3</meta:editing-cycles>
    <meta:document-statistic meta:table-count="0" meta:image-count="0" meta:object-count="0" meta:page-count="1" meta:paragraph-count="6" meta:word-count="51" meta:character-count="321"/>
  </office:meta>
</office:document-meta>
</file>